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6.481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edia di angoli 0-36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Angolo</text:p>
          </table:table-cell>
          <table:table-cell table:style-name="ce1" office:value-type="string">
            <text:p>Radianti</text:p>
          </table:table-cell>
          <table:table-cell table:style-name="ce1" office:value-type="string">
            <text:p>Seno</text:p>
          </table:table-cell>
          <table:table-cell table:style-name="ce1" office:value-type="string">
            <text:p>Coseno</text:p>
          </table:table-cell>
          <table:table-cell table:style-name="ce3"/>
          <table:table-cell table:style-name="ce1" office:value-type="string">
            <text:p>Media seni</text:p>
          </table:table-cell>
          <table:table-cell table:style-name="ce1" office:value-type="string">
            <text:p>Media coseni</text:p>
          </table:table-cell>
          <table:table-cell table:style-name="ce1" office:value-type="string">
            <text:p>Arcotangente 2</text:p>
          </table:table-cell>
          <table:table-cell table:style-name="ce1" office:value-type="string">
            <text:p>Angolo media</text:p>
          </table:table-cell>
          <table:table-cell table:style-name="ce1" office:value-type="string">
            <text:p>Normalizzato</text:p>
          </table:table-cell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RADIANS([.A5])" office:value-type="float" office:value="5.93411945678072">
            <text:p>5,9341194568</text:p>
          </table:table-cell>
          <table:table-cell table:style-name="ce1" table:formula="of:=SIN([.B5])" office:value-type="float" office:value="-0.342020143325669">
            <text:p>-0,3420201433</text:p>
          </table:table-cell>
          <table:table-cell table:style-name="ce1" table:formula="of:=COS([.B5])" office:value-type="float" office:value="0.939692620785908">
            <text:p>0,9396926208</text:p>
          </table:table-cell>
          <table:table-cell table:style-name="ce3"/>
          <table:table-cell table:style-name="ce1" table:formula="of:=AVERAGE([.C5:.C8])" office:value-type="float" office:value="0">
            <text:p>0</text:p>
          </table:table-cell>
          <table:table-cell table:style-name="ce1" table:formula="of:=AVERAGE([.D5:.D8])" office:value-type="float" office:value="0.939692620785908">
            <text:p>0,9396926208</text:p>
          </table:table-cell>
          <table:table-cell table:style-name="ce1" table:formula="of:=ATAN2([.G5];[.F5])" office:value-type="float" office:value="0">
            <text:p>0</text:p>
          </table:table-cell>
          <table:table-cell table:style-name="ce1" table:formula="of:=DEGREES([.H5])" office:value-type="float" office:value="0">
            <text:p>0</text:p>
          </table:table-cell>
          <table:table-cell table:style-name="ce1" table:formula="of:=IF([.I5]&lt;0;[.I5]+360;[.I5])" office:value-type="float" office:value="0">
            <text:p>0</text:p>
          </table:table-cell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RADIANS([.A6])" office:value-type="float" office:value="5.93411945678072">
            <text:p>5,9341194568</text:p>
          </table:table-cell>
          <table:table-cell table:style-name="ce1" table:formula="of:=SIN([.B6])" office:value-type="float" office:value="-0.342020143325669">
            <text:p>-0,3420201433</text:p>
          </table:table-cell>
          <table:table-cell table:style-name="ce1" table:formula="of:=COS([.B6])" office:value-type="float" office:value="0.939692620785908">
            <text:p>0,9396926208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RADIANS([.A7])" office:value-type="float" office:value="0.349065850398866">
            <text:p>0,3490658504</text:p>
          </table:table-cell>
          <table:table-cell table:style-name="ce1" table:formula="of:=SIN([.B7])" office:value-type="float" office:value="0.342020143325669">
            <text:p>0,3420201433</text:p>
          </table:table-cell>
          <table:table-cell table:style-name="ce1" table:formula="of:=COS([.B7])" office:value-type="float" office:value="0.939692620785908">
            <text:p>0,9396926208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RADIANS([.A8])" office:value-type="float" office:value="0.349065850398866">
            <text:p>0,3490658504</text:p>
          </table:table-cell>
          <table:table-cell table:style-name="ce1" table:formula="of:=SIN([.B8])" office:value-type="float" office:value="0.342020143325669">
            <text:p>0,3420201433</text:p>
          </table:table-cell>
          <table:table-cell table:style-name="ce1" table:formula="of:=COS([.B8])" office:value-type="float" office:value="0.939692620785908">
            <text:p>0,9396926208</text:p>
          </table:table-cell>
          <table:table-cell table:style-name="ce3"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>
            <text:p>RADIANTI(...)</text:p>
          </table:table-cell>
          <table:table-cell table:style-name="ce2" office:value-type="string">
            <text:p>SEN(...)</text:p>
          </table:table-cell>
          <table:table-cell table:style-name="ce2" office:value-type="string">
            <text:p>COS(...)</text:p>
          </table:table-cell>
          <table:table-cell table:style-name="ce2"/>
          <table:table-cell table:number-columns-repeated="2" table:style-name="ce2" office:value-type="string">
            <text:p>MEDIA(...:...)</text:p>
          </table:table-cell>
          <table:table-cell table:style-name="ce2" office:value-type="string">
            <text:p>ARCTAN.2(MEDIA COS;MEDIA SEN)</text:p>
          </table:table-cell>
          <table:table-cell table:style-name="ce2" office:value-type="string">
            <text:p>GRADI(ARCTAN.2)</text:p>
          </table:table-cell>
          <table:table-cell table:style-name="ce2" office:value-type="string">
            <text:p>SE(I5&lt;0;I5+360;I5)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EDIA DI ANGOL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carlo Martini</meta:initial-creator>
    <meta:creation-date>2013-03-06T09:30:08</meta:creation-date>
    <dc:date>2013-03-06T10:02:23</dc:date>
    <dc:creator>Giancarlo Martini</dc:creator>
    <meta:editing-duration>PT31M41S</meta:editing-duration>
    <meta:editing-cycles>3</meta:editing-cycles>
    <meta:generator>LibreOffice/4.0.0.3$Linux_x86 LibreOffice_project/7545bee9c2a0782548772a21bc84a9dcc583b89</meta:generator>
    <meta:document-statistic meta:table-count="1" meta:cell-count="39" meta:object-count="0"/>
  </office:meta>
</office:document-meta>
</file>